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VMRandom.nextBytes( byte [ ] byt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setSeed( long se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VMRandom.nextGauss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nex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nex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nex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nextLong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VMRandom.nex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JVM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VMRandom.nextInt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VMRandom.nex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